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5c6" officeooo:paragraph-rsid="000425c6"/>
    </style:style>
    <style:style style:name="T1" style:family="text">
      <style:text-properties officeooo:rsid="0002bd69"/>
    </style:style>
    <style:style style:name="T2" style:family="text">
      <style:text-properties fo:font-weight="bold" officeooo:rsid="0002bd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EL MÉTODO SUPER</text:span><text:span text:style-name="T1">.</text:span></text:p>
      <text:p text:style-name="P1">Es un método de herencia que permite acceder al constructor de la clase base, tendríamos una clase principal en la que tenemos el coch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1:01:53.889000000</meta:creation-date>
    <dc:date>2022-05-31T11:31:23.773000000</dc:date>
    <meta:editing-duration>PT6M43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" meta:word-count="27" meta:character-count="150" meta:non-whitespace-character-count="125"/>
  </office:meta>
</office:document-meta>
</file>